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cd0" officeooo:paragraph-rsid="00153cd0"/>
    </style:style>
    <style:style style:name="P2" style:family="paragraph" style:parent-style-name="Standard">
      <style:text-properties officeooo:rsid="001547eb" officeooo:paragraph-rsid="001547eb"/>
    </style:style>
    <style:style style:name="P3" style:family="paragraph" style:parent-style-name="Standard">
      <style:text-properties officeooo:rsid="0017538a" officeooo:paragraph-rsid="0017538a"/>
    </style:style>
    <style:style style:name="T1" style:family="text">
      <style:text-properties officeooo:rsid="0016e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1. <text:s/><text:span text:style-name="T1">I</text:span>mplement <text:span text:style-name="T1">the </text:span>stop and wait <text:s/><text:span text:style-name="T1">Automatic Repeat Request (</text:span>ARQ<text:span text:style-name="T1">) data-link layer protocol, 1-bit s</text:span>liding window protocol <text:span text:style-name="T1">and sliding window protocols based on </text:span>Go-back N <text:span text:style-name="T1">and </text:span>Selective Repeat <text:span text:style-name="T1">approaches</text:span>.</text:p>
      <text:p text:style-name="P2"/>
      <text:p text:style-name="P3">All the above protocols implemented so far (including this), needs to put in a library so that they can be accessed by selecting them as op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52:41.855682399</meta:creation-date>
    <dc:date>2018-02-09T12:21:32.115396128</dc:date>
    <meta:editing-duration>PT7M18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2" meta:word-count="55" meta:character-count="346" meta:non-whitespace-character-count="290"/>
  </office:meta>
</office:document-meta>
</file>